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3.598cm"/>
    </style:style>
    <style:style style:name="Таблица1.B" style:family="table-column">
      <style:table-column-properties style:column-width="3.201cm"/>
    </style:style>
    <style:style style:name="Таблица1.C" style:family="table-column">
      <style:table-column-properties style:column-width="3.399cm"/>
    </style:style>
    <style:style style:name="Таблица1.D" style:family="table-column">
      <style:table-column-properties style:column-width="3.401cm"/>
    </style:style>
    <style:style style:name="Таблица1.E" style:family="table-column">
      <style:table-column-properties style:column-width="3.41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598cm"/>
    </style:style>
    <style:style style:name="Таблица2.B" style:family="table-column">
      <style:table-column-properties style:column-width="3.201cm"/>
    </style:style>
    <style:style style:name="Таблица2.C" style:family="table-column">
      <style:table-column-properties style:column-width="3.399cm"/>
    </style:style>
    <style:style style:name="Таблица2.D" style:family="table-column">
      <style:table-column-properties style:column-width="3.401cm"/>
    </style:style>
    <style:style style:name="Таблица2.E" style:family="table-column">
      <style:table-column-properties style:column-width="3.41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" fo:font-size="14pt" officeooo:rsid="0004fabd" officeooo:paragraph-rsid="0004fabd" style:font-size-asian="10.5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c3e61" officeooo:paragraph-rsid="000c3e61" style:font-size-asian="10.5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04fabd" officeooo:paragraph-rsid="0004fabd" style:font-size-asian="10.5pt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09e895" officeooo:paragraph-rsid="000f39b5" style:font-size-asian="10.5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/>
      <style:text-properties style:font-name="Times New Roman" fo:font-size="14pt" officeooo:rsid="0009e895" officeooo:paragraph-rsid="0009e895" style:font-size-asian="10.5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/>
      <style:text-properties style:font-name="Times New Roman" fo:font-size="14pt" officeooo:rsid="0009e895" officeooo:paragraph-rsid="000f39b5" style:font-size-asian="10.5pt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4pt" officeooo:rsid="000f39b5" officeooo:paragraph-rsid="000f39b5" style:font-size-asian="10.5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4pt" officeooo:rsid="000f8082" officeooo:paragraph-rsid="000f8082" style:font-size-asian="10.5p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0bba8b" officeooo:paragraph-rsid="0010700a" style:font-size-asian="10.5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131e0d" officeooo:paragraph-rsid="00131e0d" style:font-size-asian="10.5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/>
      <style:text-properties style:font-name="Times New Roman" fo:font-size="14pt" officeooo:rsid="00131e0d" officeooo:paragraph-rsid="00131e0d" style:font-size-asian="10.5pt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 style:page-number="auto"/>
      <style:text-properties style:font-name="Times New Roman" fo:font-size="14pt" officeooo:rsid="000d6213" officeooo:paragraph-rsid="000d6213" style:font-size-asian="10.5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4pt" officeooo:rsid="00131e0d" officeooo:paragraph-rsid="00131e0d" style:font-size-asian="10.5pt"/>
    </style:style>
    <style:style style:name="T1" style:family="text">
      <style:text-properties officeooo:rsid="000bba8b"/>
    </style:style>
    <style:style style:name="T2" style:family="text">
      <style:text-properties officeooo:rsid="000d6213"/>
    </style:style>
    <style:style style:name="T3" style:family="text">
      <style:text-properties officeooo:rsid="000f8082"/>
    </style:style>
    <style:style style:name="T4" style:family="text">
      <style:text-properties officeooo:rsid="0010700a"/>
    </style:style>
    <style:style style:name="T5" style:family="text">
      <style:text-properties officeooo:rsid="001265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еханизм взаимодействия ССД с УСПД</text:p>
      <text:p text:style-name="P2">Опрос УСПД <text:s/>происходит на основании правил, хранящихся на ССД. По умолчанию происходит опрос всего списка УСПД, но можно создать свои правила опроса. Это позволит настроить группы опроса и для каждой группы указать время <text:span text:style-name="T2">опроса.</text:span></text:p>
      <text:p text:style-name="P3"><text:tab/><text:span text:style-name="T2">Из опрашивоемой группы формируется очередь опроса. Опрос может проводится в несколько потоков.</text:span></text:p>
      <text:p text:style-name="P3"><text:tab/><text:span text:style-name="T2">При обращении к УСПД может оказаться что оно недоступно, если это так, то данное УСПД помещается во вторую очередь. При ответе УСПД в базу данных ССД заносится идентификатор УСПД, статус «в порядке», полученные данные. После окончания первой очереди, начинается опрос второй очереди.</text:span></text:p>
      <text:p text:style-name="P12">Данная очередь опрашивается несколько раз через небольшие промежутки времени. При ответе УСПД в базу данных ССД заносится идентификатор УСПД, статус «не был доступен», полученные данные. Ес<text:span text:style-name="T5">л</text:span>и после последнего опроса в очереди останутся УСПД, то о каждом из них в базу добавится запись: идентификатор УСПД, статус «недоступен», NULL.</text:p>
      <text:p text:style-name="P11">От УСПД ССД должен получать пакет данных, состоящих из последовательности структур вида: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13">Идентификатор счетчика</text:p>
          </table:table-cell>
          <table:table-cell table:style-name="Таблица3.A1" office:value-type="string">
            <text:p text:style-name="P13">Размер данных</text:p>
          </table:table-cell>
          <table:table-cell table:style-name="Таблица3.C1" office:value-type="string">
            <text:p text:style-name="P13">данные</text:p>
          </table:table-cell>
        </table:table-row>
      </table:table>
      <text:p text:style-name="P10">Каждая такая структура несет в себе данные от одного счетчика.</text:p>
      <text:p text:style-name="P6">После сбора данных начинается работа по их разбору и проверке на совпадение формата и адекватность показаний каждого счетчика, подконтрольного УСПД. Работа ведется с пакетом, полученным от одного УСПД. Если УСПД отдал данные, то происходит их разбор и преобразование показаний в определенный формат, понятный СЦБД. Данные каждого счетчика помещаются в структуру вида: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7">Идентификатор счетчика</text:p>
          </table:table-cell>
          <table:table-cell table:style-name="Таблица1.A1" office:value-type="string">
            <text:p text:style-name="P7">Размер системного сообщения</text:p>
          </table:table-cell>
          <table:table-cell table:style-name="Таблица1.A1" office:value-type="string">
            <text:p text:style-name="P7">Системное сообщение <text:span text:style-name="T3">счетчика</text:span></text:p>
          </table:table-cell>
          <table:table-cell table:style-name="Таблица1.A1" office:value-type="string">
            <text:p text:style-name="P7">Размер данных</text:p>
          </table:table-cell>
          <table:table-cell table:style-name="Таблица1.E1" office:value-type="string">
            <text:p text:style-name="P7">Данные</text:p>
          </table:table-cell>
        </table:table-row>
      </table:table>
      <text:p text:style-name="P4"/>
      <text:p text:style-name="P4">после чего <text:span text:style-name="T1">полученные структуры объединяются в одну последовательность </text:span><text:soft-page-break/><text:span text:style-name="T1">данных и формируется пакет вида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8">Идентификатор УСПД</text:p>
          </table:table-cell>
          <table:table-cell table:style-name="Таблица2.A1" office:value-type="string">
            <text:p text:style-name="P8">Размер системного сообщения</text:p>
          </table:table-cell>
          <table:table-cell table:style-name="Таблица2.A1" office:value-type="string">
            <text:p text:style-name="P8">Системное собщение УСПД</text:p>
          </table:table-cell>
          <table:table-cell table:style-name="Таблица2.A1" office:value-type="string">
            <text:p text:style-name="P8">Размер данных</text:p>
          </table:table-cell>
          <table:table-cell table:style-name="Таблица2.E1" office:value-type="string">
            <text:p text:style-name="P8">Данные</text:p>
          </table:table-cell>
        </table:table-row>
      </table:table>
      <text:p text:style-name="P4"/>
      <text:p text:style-name="P9"><text:tab/><text:span text:style-name="T4">Вариант обмена данными, начатого УСПД приведет к возможности производить отправку данных на ССД с несанкционированных устройств, что является небезопасным. </text:span></text:p>
      <text:p text:style-name="P9"><text:tab/><text:span text:style-name="T4">Для обеспечения безопасного обмена данными необходимо использовать защищенное соединение, например с использованием шифрования или подключением к УСПД при помощи ssh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5:06:00.748978881</meta:creation-date>
    <dc:date>2015-03-06T09:50:52.234846471</dc:date>
    <meta:editing-duration>PT1H20M41S</meta:editing-duration>
    <meta:editing-cycles>16</meta:editing-cycles>
    <meta:generator>LibreOffice/4.4.0.2$Linux_X86_64 LibreOffice_project/40m0$Build-2</meta:generator>
    <meta:document-statistic meta:table-count="3" meta:image-count="0" meta:object-count="0" meta:page-count="2" meta:paragraph-count="24" meta:word-count="292" meta:character-count="2142" meta:non-whitespace-character-count="1867"/>
  </office:meta>
</office:document-meta>
</file>